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2.3083in" style:use-optimal-column-width="false"/>
    </style:style>
    <style:style style:name="TableColumn3" style:family="table-column">
      <style:table-column-properties style:column-width="2.3083in" style:use-optimal-column-width="false"/>
    </style:style>
    <style:style style:name="TableColumn4" style:family="table-column">
      <style:table-column-properties style:column-width="2.3083in" style:use-optimal-column-width="false"/>
    </style:style>
    <style:style style:name="Table1" style:family="table" style:master-page-name="MP0">
      <style:table-properties style:width="6.92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paragraph-properties fo:break-before="page"/>
      <style:text-properties fo:color="#000000"/>
    </style:style>
    <style:style style:name="TableCell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fo:color="#000000"/>
    </style:style>
    <style:style style:name="TableCell1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" style:parent-style-name="TableContents" style:family="paragraph">
      <style:text-properties fo:color="#000000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" style:parent-style-name="TableContents" style:family="paragraph">
      <style:text-properties fo:color="#000000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center"/>
      <style:text-properties fo:color="#000000"/>
    </style:style>
    <style:style style:name="TableCell1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8" style:parent-style-name="TableContents" style:family="paragraph">
      <style:text-properties fo:color="#000000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fo:color="#000000"/>
    </style:style>
    <style:style style:name="TableCell2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  <style:text-properties fo:color="#000000"/>
    </style:style>
    <style:style style:name="TableCell2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5" style:parent-style-name="TableContents" style:family="paragraph">
      <style:text-properties fo:color="#000000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fo:color="#000000"/>
    </style:style>
    <style:style style:name="TableCell2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center"/>
      <style:text-properties fo:color="#000000"/>
    </style:style>
    <style:style style:name="TableCell3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2" style:parent-style-name="TableContents" style:family="paragraph">
      <style:text-properties fo:color="#000000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fo:color="#000000"/>
    </style:style>
    <style:style style:name="TableCell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/>
      <style:text-properties fo:color="#000000"/>
    </style:style>
    <style:style style:name="TableCell3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fo:color="#000000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fo:color="#000000"/>
    </style:style>
    <style:style style:name="TableCell4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  <style:text-properties fo:color="#000000"/>
    </style:style>
    <style:style style:name="TableCell4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fo:color="#000000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fo:color="#000000"/>
    </style:style>
    <style:style style:name="TableCell5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  <style:text-properties fo:color="#000000"/>
    </style:style>
    <style:style style:name="TableCell5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fo:color="#000000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fo:color="#000000"/>
    </style:style>
    <style:style style:name="TableCell5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  <style:text-properties fo:color="#000000"/>
    </style:style>
    <style:style style:name="TableCell5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fo:color="#000000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fo:color="#000000"/>
    </style:style>
    <style:style style:name="TableCell6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fo:color="#000000"/>
    </style:style>
    <style:style style:name="TableCell6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7" style:parent-style-name="TableContents" style:family="paragraph">
      <style:text-properties fo:color="#000000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fo:color="#000000"/>
    </style:style>
    <style:style style:name="TableCell7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center"/>
      <style:text-properties fo:color="#000000"/>
    </style:style>
    <style:style style:name="TableCell7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fo:color="#000000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text-properties fo:color="#000000"/>
    </style:style>
    <style:style style:name="TableCell7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/>
      <style:text-properties fo:color="#000000"/>
    </style:style>
    <style:style style:name="TableCell8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fo:color="#000000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fo:color="#000000"/>
    </style:style>
    <style:style style:name="TableCell8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  <style:text-properties fo:color="#000000"/>
    </style:style>
    <style:style style:name="TableCell8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fo:color="#000000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fo:color="#000000"/>
    </style:style>
    <style:style style:name="TableCell9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center"/>
      <style:text-properties fo:color="#000000"/>
    </style:style>
    <style:style style:name="TableCell9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5" style:parent-style-name="TableContents" style:family="paragraph">
      <style:text-properties fo:color="#000000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fo:color="#000000"/>
    </style:style>
    <style:style style:name="TableCell9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center"/>
      <style:text-properties fo:color="#000000"/>
    </style:style>
    <style:style style:name="TableCell10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fo:color="#000000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fo:color="#000000"/>
    </style:style>
    <style:style style:name="TableCell10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  <style:text-properties fo:color="#000000"/>
    </style:style>
    <style:style style:name="TableCell10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fo:color="#000000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fo:color="#000000"/>
    </style:style>
    <style:style style:name="TableCell11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center"/>
      <style:text-properties fo:color="#000000"/>
    </style:style>
    <style:style style:name="TableCell11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16" style:parent-style-name="TableContents" style:family="paragraph">
      <style:text-properties fo:color="#000000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fo:color="#000000"/>
    </style:style>
    <style:style style:name="TableCell12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  <style:text-properties fo:color="#000000"/>
    </style:style>
    <style:style style:name="TableCell12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23" style:parent-style-name="TableContents" style:family="paragraph">
      <style:text-properties fo:color="#000000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fo:color="#000000"/>
    </style:style>
    <style:style style:name="TableCell1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center"/>
      <style:text-properties fo:color="#000000"/>
    </style:style>
    <style:style style:name="TableCell12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30" style:parent-style-name="TableContents" style:family="paragraph">
      <style:text-properties fo:color="#000000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text-properties fo:color="#000000"/>
    </style:style>
    <style:style style:name="TableCell1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center"/>
      <style:text-properties fo:color="#000000"/>
    </style:style>
    <style:style style:name="TableCell13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37" style:parent-style-name="TableContents" style:family="paragraph">
      <style:text-properties fo:color="#000000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0" style:parent-style-name="TableContents" style:family="paragraph">
      <style:text-properties fo:color="#000000"/>
    </style:style>
    <style:style style:name="TableCell14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  <style:text-properties fo:color="#000000"/>
    </style:style>
    <style:style style:name="TableCell14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44" style:parent-style-name="TableContents" style:family="paragraph">
      <style:text-properties fo:color="#000000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text-properties fo:color="#000000"/>
    </style:style>
    <style:style style:name="TableCell1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center"/>
      <style:text-properties fo:color="#000000"/>
    </style:style>
    <style:style style:name="TableCell15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51" style:parent-style-name="TableContents" style:family="paragraph">
      <style:text-properties fo:color="#000000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text-properties fo:color="#000000"/>
    </style:style>
    <style:style style:name="TableCell15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  <style:text-properties fo:color="#000000"/>
    </style:style>
    <style:style style:name="TableCell15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58" style:parent-style-name="TableContents" style:family="paragraph">
      <style:text-properties fo:color="#000000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text-properties fo:color="#000000"/>
    </style:style>
    <style:style style:name="TableCell16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center"/>
      <style:text-properties fo:color="#000000"/>
    </style:style>
    <style:style style:name="TableCell16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fo:color="#000000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text-properties fo:color="#000000"/>
    </style:style>
    <style:style style:name="TableCell16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  <style:text-properties fo:color="#000000"/>
    </style:style>
    <style:style style:name="TableCell17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fo:color="#000000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text-properties fo:color="#000000"/>
    </style:style>
    <style:style style:name="TableCell1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center"/>
      <style:text-properties fo:color="#000000"/>
    </style:style>
    <style:style style:name="TableCell17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79" style:parent-style-name="TableContents" style:family="paragraph">
      <style:text-properties fo:color="#000000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2" style:parent-style-name="TableContents" style:family="paragraph">
      <style:text-properties fo:color="#000000"/>
    </style:style>
    <style:style style:name="TableCell18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center"/>
      <style:text-properties fo:color="#000000"/>
    </style:style>
    <style:style style:name="TableCell18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86" style:parent-style-name="TableContents" style:family="paragraph">
      <style:text-properties fo:color="#000000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text-properties fo:color="#000000"/>
    </style:style>
    <style:style style:name="TableCell19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center"/>
      <style:text-properties fo:color="#000000"/>
    </style:style>
    <style:style style:name="TableCell19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fo:color="#000000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text-properties fo:color="#000000"/>
    </style:style>
    <style:style style:name="TableCell19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center"/>
      <style:text-properties fo:color="#000000"/>
    </style:style>
    <style:style style:name="TableCell19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00" style:parent-style-name="TableContents" style:family="paragraph">
      <style:text-properties fo:color="#000000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text-properties fo:color="#000000"/>
    </style:style>
    <style:style style:name="TableCell20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center"/>
      <style:text-properties fo:color="#000000"/>
    </style:style>
    <style:style style:name="TableCell20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07" style:parent-style-name="TableContents" style:family="paragraph">
      <style:text-properties fo:color="#000000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0" style:parent-style-name="TableContents" style:family="paragraph">
      <style:text-properties fo:color="#000000"/>
    </style:style>
    <style:style style:name="TableCell21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2" style:parent-style-name="TableContents" style:family="paragraph">
      <style:paragraph-properties fo:text-align="center"/>
      <style:text-properties fo:color="#000000"/>
    </style:style>
    <style:style style:name="TableCell21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14" style:parent-style-name="TableContents" style:family="paragraph">
      <style:text-properties fo:color="#000000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text-properties fo:color="#000000"/>
    </style:style>
    <style:style style:name="TableCell21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paragraph-properties fo:text-align="center"/>
      <style:text-properties fo:color="#000000"/>
    </style:style>
    <style:style style:name="TableCell22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21" style:parent-style-name="TableContents" style:family="paragraph">
      <style:text-properties fo:color="#000000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text-properties fo:color="#000000"/>
    </style:style>
    <style:style style:name="TableCell22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center"/>
      <style:text-properties fo:color="#000000"/>
    </style:style>
    <style:style style:name="TableCell22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28" style:parent-style-name="TableContents" style:family="paragraph">
      <style:text-properties fo:color="#000000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text-properties fo:color="#000000"/>
    </style:style>
    <style:style style:name="TableCell2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center"/>
      <style:text-properties fo:color="#000000"/>
    </style:style>
    <style:style style:name="TableCell23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35" style:parent-style-name="TableContents" style:family="paragraph">
      <style:text-properties fo:color="#000000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text-properties fo:color="#000000"/>
    </style:style>
    <style:style style:name="TableCell23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center"/>
      <style:text-properties fo:color="#000000"/>
    </style:style>
    <style:style style:name="TableCell24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42" style:parent-style-name="TableContents" style:family="paragraph">
      <style:text-properties fo:color="#000000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text-properties fo:color="#000000"/>
    </style:style>
    <style:style style:name="TableCell24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center"/>
      <style:text-properties fo:color="#000000"/>
    </style:style>
    <style:style style:name="TableCell24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49" style:parent-style-name="TableContents" style:family="paragraph">
      <style:text-properties fo:color="#000000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text-properties fo:color="#000000"/>
    </style:style>
    <style:style style:name="TableCell25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center"/>
      <style:text-properties fo:color="#000000"/>
    </style:style>
    <style:style style:name="TableCell25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56" style:parent-style-name="TableContents" style:family="paragraph">
      <style:text-properties fo:color="#000000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text-properties fo:color="#000000"/>
    </style:style>
    <style:style style:name="TableCell26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center"/>
      <style:text-properties fo:color="#000000"/>
    </style:style>
    <style:style style:name="TableCell26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63" style:parent-style-name="TableContents" style:family="paragraph">
      <style:text-properties fo:color="#000000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6" style:parent-style-name="TableContents" style:family="paragraph">
      <style:text-properties fo:color="#000000"/>
    </style:style>
    <style:style style:name="TableCell2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8" style:parent-style-name="TableContents" style:family="paragraph">
      <style:paragraph-properties fo:text-align="center"/>
      <style:text-properties fo:color="#000000"/>
    </style:style>
    <style:style style:name="TableCell26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70" style:parent-style-name="TableContents" style:family="paragraph">
      <style:text-properties fo:color="#000000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3" style:parent-style-name="TableContents" style:family="paragraph">
      <style:text-properties fo:color="#000000"/>
    </style:style>
    <style:style style:name="TableCell27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5" style:parent-style-name="TableContents" style:family="paragraph">
      <style:paragraph-properties fo:text-align="center"/>
      <style:text-properties fo:color="#000000"/>
    </style:style>
    <style:style style:name="TableCell27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77" style:parent-style-name="TableContents" style:family="paragraph">
      <style:text-properties fo:color="#000000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text-properties fo:color="#000000"/>
    </style:style>
    <style:style style:name="TableCell28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center"/>
      <style:text-properties fo:color="#000000"/>
    </style:style>
    <style:style style:name="TableCell28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84" style:parent-style-name="TableContents" style:family="paragraph">
      <style:text-properties fo:color="#000000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7" style:parent-style-name="TableContents" style:family="paragraph">
      <style:text-properties fo:color="#000000"/>
    </style:style>
    <style:style style:name="TableCell28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9" style:parent-style-name="TableContents" style:family="paragraph">
      <style:paragraph-properties fo:text-align="center"/>
      <style:text-properties fo:color="#000000"/>
    </style:style>
    <style:style style:name="TableCell29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91" style:parent-style-name="TableContents" style:family="paragraph">
      <style:text-properties fo:color="#000000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4" style:parent-style-name="TableContents" style:family="paragraph">
      <style:text-properties fo:color="#000000"/>
    </style:style>
    <style:style style:name="TableCell2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6" style:parent-style-name="TableContents" style:family="paragraph">
      <style:paragraph-properties fo:text-align="center"/>
      <style:text-properties fo:color="#000000"/>
    </style:style>
    <style:style style:name="TableCell29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98" style:parent-style-name="TableContents" style:family="paragraph">
      <style:text-properties fo:color="#000000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text-properties fo:color="#000000"/>
    </style:style>
    <style:style style:name="TableCell30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center"/>
      <style:text-properties fo:color="#000000"/>
    </style:style>
    <style:style style:name="TableCell30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05" style:parent-style-name="TableContents" style:family="paragraph">
      <style:text-properties fo:color="#000000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text-properties fo:color="#000000"/>
    </style:style>
    <style:style style:name="TableCell30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center"/>
      <style:text-properties fo:color="#000000"/>
    </style:style>
    <style:style style:name="TableCell31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12" style:parent-style-name="TableContents" style:family="paragraph">
      <style:text-properties fo:color="#000000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15" style:parent-style-name="TableContents" style:family="paragraph">
      <style:text-properties fo:color="#000000"/>
    </style:style>
    <style:style style:name="TableCell31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center"/>
      <style:text-properties fo:color="#000000"/>
    </style:style>
    <style:style style:name="TableCell31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19" style:parent-style-name="TableContents" style:family="paragraph">
      <style:text-properties fo:color="#000000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22" style:parent-style-name="TableContents" style:family="paragraph">
      <style:text-properties fo:color="#000000"/>
    </style:style>
    <style:style style:name="TableCell3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center"/>
      <style:text-properties fo:color="#000000"/>
    </style:style>
    <style:style style:name="TableCell32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26" style:parent-style-name="TableContents" style:family="paragraph">
      <style:text-properties fo:color="#000000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29" style:parent-style-name="TableContents" style:family="paragraph">
      <style:text-properties fo:color="#000000"/>
    </style:style>
    <style:style style:name="TableCell3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center"/>
      <style:text-properties fo:color="#000000"/>
    </style:style>
    <style:style style:name="TableCell33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33" style:parent-style-name="TableContents" style:family="paragraph">
      <style:text-properties fo:color="#000000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36" style:parent-style-name="TableContents" style:family="paragraph">
      <style:text-properties fo:color="#000000"/>
    </style:style>
    <style:style style:name="TableCell33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38" style:parent-style-name="TableContents" style:family="paragraph">
      <style:paragraph-properties fo:text-align="center"/>
      <style:text-properties fo:color="#000000"/>
    </style:style>
    <style:style style:name="TableCell33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40" style:parent-style-name="TableContents" style:family="paragraph">
      <style:text-properties fo:color="#000000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43" style:parent-style-name="TableContents" style:family="paragraph">
      <style:text-properties fo:color="#000000"/>
    </style:style>
    <style:style style:name="TableCell3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45" style:parent-style-name="TableContents" style:family="paragraph">
      <style:paragraph-properties fo:text-align="center"/>
      <style:text-properties fo:color="#000000"/>
    </style:style>
    <style:style style:name="TableCell34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47" style:parent-style-name="TableContents" style:family="paragraph">
      <style:text-properties fo:color="#000000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Specific Node</text:p>
          </table:table-cell>
          <table:table-cell table:style-name="TableCell8">
            <text:p text:style-name="P9">Visit Method</text:p>
          </table:table-cell>
          <table:table-cell table:style-name="TableCell10">
            <text:p text:style-name="P11"/>
          </table:table-cell>
        </table:table-row>
        <table:table-row table:style-name="TableRow12">
          <table:table-cell table:style-name="TableCell13">
            <text:p text:style-name="P14">Program</text:p>
          </table:table-cell>
          <table:table-cell table:style-name="TableCell15">
            <text:p text:style-name="P16">x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DeclarationList</text:p>
          </table:table-cell>
          <table:table-cell table:style-name="TableCell22">
            <text:p text:style-name="P23">x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VarDeclaration</text:p>
          </table:table-cell>
          <table:table-cell table:style-name="TableCell29">
            <text:p text:style-name="P30">x</text:p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ConstList*</text:p>
          </table:table-cell>
          <table:table-cell table:style-name="TableCell36">
            <text:p text:style-name="P37"/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ConstDeclaration</text:p>
          </table:table-cell>
          <table:table-cell table:style-name="TableCell43">
            <text:p text:style-name="P44">x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ParamDeclaration</text:p>
          </table:table-cell>
          <table:table-cell table:style-name="TableCell50">
            <text:p text:style-name="P51"/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ProcDeclaration</text:p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>ProcStatement</text:p>
          </table:table-cell>
          <table:table-cell table:style-name="TableCell64">
            <text:p text:style-name="P65"/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>ProcVar*</text:p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>ProcConst*</text:p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>ProcParam</text:p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>StatementList</text:p>
          </table:table-cell>
          <table:table-cell table:style-name="TableCell92">
            <text:p text:style-name="P93">X</text:p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>Assignment</text:p>
          </table:table-cell>
          <table:table-cell table:style-name="TableCell99">
            <text:p text:style-name="P100">X</text:p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>If</text:p>
          </table:table-cell>
          <table:table-cell table:style-name="TableCell106">
            <text:p text:style-name="P107">X</text:p>
          </table:table-cell>
          <table:table-cell table:style-name="TableCell108">
            <text:p text:style-name="P109"/>
          </table:table-cell>
        </table:table-row>
        <table:table-row table:style-name="TableRow110">
          <table:table-cell table:style-name="TableCell111">
            <text:p text:style-name="P112">Then</text:p>
          </table:table-cell>
          <table:table-cell table:style-name="TableCell113">
            <text:p text:style-name="P114">X</text:p>
          </table:table-cell>
          <table:table-cell table:style-name="TableCell115">
            <text:p text:style-name="P116"/>
          </table:table-cell>
        </table:table-row>
        <table:table-row table:style-name="TableRow117">
          <table:table-cell table:style-name="TableCell118">
            <text:p text:style-name="P119">ElseIf</text:p>
          </table:table-cell>
          <table:table-cell table:style-name="TableCell120">
            <text:p text:style-name="P121">X</text:p>
          </table:table-cell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>
            <text:p text:style-name="P126">Else</text:p>
          </table:table-cell>
          <table:table-cell table:style-name="TableCell127">
            <text:p text:style-name="P128">X</text:p>
          </table:table-cell>
          <table:table-cell table:style-name="TableCell129">
            <text:p text:style-name="P130"/>
          </table:table-cell>
        </table:table-row>
        <table:table-row table:style-name="TableRow131">
          <table:table-cell table:style-name="TableCell132">
            <text:p text:style-name="P133">Loop</text:p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</table:table-row>
        <table:table-row table:style-name="TableRow138">
          <table:table-cell table:style-name="TableCell139">
            <text:p text:style-name="P140">For</text:p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</table:table-row>
        <table:table-row table:style-name="TableRow145">
          <table:table-cell table:style-name="TableCell146">
            <text:p text:style-name="P147">Do</text:p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</table:table-row>
        <table:table-row table:style-name="TableRow152">
          <table:table-cell table:style-name="TableCell153">
            <text:p text:style-name="P154">CallStatement</text:p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</table:table-row>
        <table:table-row table:style-name="TableRow159">
          <table:table-cell table:style-name="TableCell160">
            <text:p text:style-name="P161">CallExpression</text:p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</table:table-row>
        <table:table-row table:style-name="TableRow166">
          <table:table-cell table:style-name="TableCell167">
            <text:p text:style-name="P168">Identifier</text:p>
          </table:table-cell>
          <table:table-cell table:style-name="TableCell169">
            <text:p text:style-name="P170">X</text:p>
          </table:table-cell>
          <table:table-cell table:style-name="TableCell171">
            <text:p text:style-name="P172"/>
          </table:table-cell>
        </table:table-row>
        <table:table-row table:style-name="TableRow173">
          <table:table-cell table:style-name="TableCell174">
            <text:p text:style-name="P175">IntLiteral</text:p>
          </table:table-cell>
          <table:table-cell table:style-name="TableCell176">
            <text:p text:style-name="P177">X</text:p>
          </table:table-cell>
          <table:table-cell table:style-name="TableCell178">
            <text:p text:style-name="P179"/>
          </table:table-cell>
        </table:table-row>
        <table:table-row table:style-name="TableRow180">
          <table:table-cell table:style-name="TableCell181">
            <text:p text:style-name="P182">StrLiteral</text:p>
          </table:table-cell>
          <table:table-cell table:style-name="TableCell183">
            <text:p text:style-name="P184">X</text:p>
          </table:table-cell>
          <table:table-cell table:style-name="TableCell185">
            <text:p text:style-name="P186"/>
          </table:table-cell>
        </table:table-row>
        <table:table-row table:style-name="TableRow187">
          <table:table-cell table:style-name="TableCell188">
            <text:p text:style-name="P189">List</text:p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</table:table-row>
        <table:table-row table:style-name="TableRow194">
          <table:table-cell table:style-name="TableCell195">
            <text:p text:style-name="P196">Type</text:p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</table:table-row>
        <table:table-row table:style-name="TableRow201">
          <table:table-cell table:style-name="TableCell202">
            <text:p text:style-name="P203">ListType</text:p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</table:table-row>
        <table:table-row table:style-name="TableRow208">
          <table:table-cell table:style-name="TableCell209">
            <text:p text:style-name="P210">True</text:p>
          </table:table-cell>
          <table:table-cell table:style-name="TableCell211">
            <text:p text:style-name="P212">X</text:p>
          </table:table-cell>
          <table:table-cell table:style-name="TableCell213">
            <text:p text:style-name="P214"/>
          </table:table-cell>
        </table:table-row>
        <table:table-row table:style-name="TableRow215">
          <table:table-cell table:style-name="TableCell216">
            <text:p text:style-name="P217">False</text:p>
          </table:table-cell>
          <table:table-cell table:style-name="TableCell218">
            <text:p text:style-name="P219">X</text:p>
          </table:table-cell>
          <table:table-cell table:style-name="TableCell220">
            <text:p text:style-name="P221"/>
          </table:table-cell>
        </table:table-row>
        <table:table-row table:style-name="TableRow222">
          <table:table-cell table:style-name="TableCell223">
            <text:p text:style-name="P224">Neg</text:p>
          </table:table-cell>
          <table:table-cell table:style-name="TableCell225">
            <text:p text:style-name="P226">X</text:p>
          </table:table-cell>
          <table:table-cell table:style-name="TableCell227">
            <text:p text:style-name="P228"/>
          </table:table-cell>
        </table:table-row>
        <table:table-row table:style-name="TableRow229">
          <table:table-cell table:style-name="TableCell230">
            <text:p text:style-name="P231">Not</text:p>
          </table:table-cell>
          <table:table-cell table:style-name="TableCell232">
            <text:p text:style-name="P233">X</text:p>
          </table:table-cell>
          <table:table-cell table:style-name="TableCell234">
            <text:p text:style-name="P235"/>
          </table:table-cell>
        </table:table-row>
        <table:table-row table:style-name="TableRow236">
          <table:table-cell table:style-name="TableCell237">
            <text:p text:style-name="P238">And</text:p>
          </table:table-cell>
          <table:table-cell table:style-name="TableCell239">
            <text:p text:style-name="P240">X</text:p>
          </table:table-cell>
          <table:table-cell table:style-name="TableCell241">
            <text:p text:style-name="P242"/>
          </table:table-cell>
        </table:table-row>
        <table:table-row table:style-name="TableRow243">
          <table:table-cell table:style-name="TableCell244">
            <text:p text:style-name="P245">Or</text:p>
          </table:table-cell>
          <table:table-cell table:style-name="TableCell246">
            <text:p text:style-name="P247">X</text:p>
          </table:table-cell>
          <table:table-cell table:style-name="TableCell248">
            <text:p text:style-name="P249"/>
          </table:table-cell>
        </table:table-row>
        <text:soft-page-break/>
        <table:table-row table:style-name="TableRow250">
          <table:table-cell table:style-name="TableCell251">
            <text:p text:style-name="P252">Xor</text:p>
          </table:table-cell>
          <table:table-cell table:style-name="TableCell253">
            <text:p text:style-name="P254">X</text:p>
          </table:table-cell>
          <table:table-cell table:style-name="TableCell255">
            <text:p text:style-name="P256"/>
          </table:table-cell>
        </table:table-row>
        <table:table-row table:style-name="TableRow257">
          <table:table-cell table:style-name="TableCell258">
            <text:p text:style-name="P259">Equal</text:p>
          </table:table-cell>
          <table:table-cell table:style-name="TableCell260">
            <text:p text:style-name="P261">X</text:p>
          </table:table-cell>
          <table:table-cell table:style-name="TableCell262">
            <text:p text:style-name="P263"/>
          </table:table-cell>
        </table:table-row>
        <table:table-row table:style-name="TableRow264">
          <table:table-cell table:style-name="TableCell265">
            <text:p text:style-name="P266">BoolIneq</text:p>
          </table:table-cell>
          <table:table-cell table:style-name="TableCell267">
            <text:p text:style-name="P268">X</text:p>
          </table:table-cell>
          <table:table-cell table:style-name="TableCell269">
            <text:p text:style-name="P270"/>
          </table:table-cell>
        </table:table-row>
        <table:table-row table:style-name="TableRow271">
          <table:table-cell table:style-name="TableCell272">
            <text:p text:style-name="P273">LessEq</text:p>
          </table:table-cell>
          <table:table-cell table:style-name="TableCell274">
            <text:p text:style-name="P275">X</text:p>
          </table:table-cell>
          <table:table-cell table:style-name="TableCell276">
            <text:p text:style-name="P277"/>
          </table:table-cell>
        </table:table-row>
        <table:table-row table:style-name="TableRow278">
          <table:table-cell table:style-name="TableCell279">
            <text:p text:style-name="P280">Less</text:p>
          </table:table-cell>
          <table:table-cell table:style-name="TableCell281">
            <text:p text:style-name="P282">X</text:p>
          </table:table-cell>
          <table:table-cell table:style-name="TableCell283">
            <text:p text:style-name="P284"/>
          </table:table-cell>
        </table:table-row>
        <table:table-row table:style-name="TableRow285">
          <table:table-cell table:style-name="TableCell286">
            <text:p text:style-name="P287">More</text:p>
          </table:table-cell>
          <table:table-cell table:style-name="TableCell288">
            <text:p text:style-name="P289">X</text:p>
          </table:table-cell>
          <table:table-cell table:style-name="TableCell290">
            <text:p text:style-name="P291"/>
          </table:table-cell>
        </table:table-row>
        <table:table-row table:style-name="TableRow292">
          <table:table-cell table:style-name="TableCell293">
            <text:p text:style-name="P294">MoreEq</text:p>
          </table:table-cell>
          <table:table-cell table:style-name="TableCell295">
            <text:p text:style-name="P296">X</text:p>
          </table:table-cell>
          <table:table-cell table:style-name="TableCell297">
            <text:p text:style-name="P298"/>
          </table:table-cell>
        </table:table-row>
        <table:table-row table:style-name="TableRow299">
          <table:table-cell table:style-name="TableCell300">
            <text:p text:style-name="P301">Plus</text:p>
          </table:table-cell>
          <table:table-cell table:style-name="TableCell302">
            <text:p text:style-name="P303">X</text:p>
          </table:table-cell>
          <table:table-cell table:style-name="TableCell304">
            <text:p text:style-name="P305"/>
          </table:table-cell>
        </table:table-row>
        <table:table-row table:style-name="TableRow306">
          <table:table-cell table:style-name="TableCell307">
            <text:p text:style-name="P308">Mul</text:p>
          </table:table-cell>
          <table:table-cell table:style-name="TableCell309">
            <text:p text:style-name="P310">X</text:p>
          </table:table-cell>
          <table:table-cell table:style-name="TableCell311">
            <text:p text:style-name="P312"/>
          </table:table-cell>
        </table:table-row>
        <table:table-row table:style-name="TableRow313">
          <table:table-cell table:style-name="TableCell314">
            <text:p text:style-name="P315">Div</text:p>
          </table:table-cell>
          <table:table-cell table:style-name="TableCell316">
            <text:p text:style-name="P317">X</text:p>
          </table:table-cell>
          <table:table-cell table:style-name="TableCell318">
            <text:p text:style-name="P319"/>
          </table:table-cell>
        </table:table-row>
        <table:table-row table:style-name="TableRow320">
          <table:table-cell table:style-name="TableCell321">
            <text:p text:style-name="P322">Rem</text:p>
          </table:table-cell>
          <table:table-cell table:style-name="TableCell323">
            <text:p text:style-name="P324">X</text:p>
          </table:table-cell>
          <table:table-cell table:style-name="TableCell325">
            <text:p text:style-name="P326"/>
          </table:table-cell>
        </table:table-row>
        <table:table-row table:style-name="TableRow327">
          <table:table-cell table:style-name="TableCell328">
            <text:p text:style-name="P329">Exit</text:p>
          </table:table-cell>
          <table:table-cell table:style-name="TableCell330">
            <text:p text:style-name="P331">X</text:p>
          </table:table-cell>
          <table:table-cell table:style-name="TableCell332">
            <text:p text:style-name="P333"/>
          </table:table-cell>
        </table:table-row>
        <table:table-row table:style-name="TableRow334">
          <table:table-cell table:style-name="TableCell335">
            <text:p text:style-name="P336">Return</text:p>
          </table:table-cell>
          <table:table-cell table:style-name="TableCell337">
            <text:p text:style-name="P338">X</text:p>
          </table:table-cell>
          <table:table-cell table:style-name="TableCell339">
            <text:p text:style-name="P340"/>
          </table:table-cell>
        </table:table-row>
        <table:table-row table:style-name="TableRow341">
          <table:table-cell table:style-name="TableCell342">
            <text:p text:style-name="P343">Expression</text:p>
          </table:table-cell>
          <table:table-cell table:style-name="TableCell344">
            <text:p text:style-name="P345">X</text:p>
          </table:table-cell>
          <table:table-cell table:style-name="TableCell346">
            <text:p text:style-name="P34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sé Javier Rodríguez Mota</dc:creator>
    <meta:creation-date>2019-11-12T18:05:00Z</meta:creation-date>
    <dc:date>2019-11-18T05:05:00Z</dc:date>
    <meta:template xlink:href="Normal.dotm" xlink:type="simple"/>
    <meta:editing-cycles>13</meta:editing-cycles>
    <meta:editing-duration>PT70560S</meta:editing-duration>
    <meta:document-statistic meta:page-count="2" meta:paragraph-count="1" meta:word-count="89" meta:character-count="597" meta:row-count="4" meta:non-whitespace-character-count="509"/>
  </office:meta>
</office:document-meta>
</file>